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ull information</text:p>
          </table:table-cell>
          <table:table-cell office:value-type="string" calcext:value-type="string">
            <text:p>Precipitation</text:p>
          </table:table-cell>
          <table:table-cell office:value-type="float" office:value="406.6011" calcext:value-type="float">
            <text:p>406.6011</text:p>
          </table:table-cell>
          <table:table-cell office:value-type="float" office:value="118.933893" calcext:value-type="float">
            <text:p>118.933893</text:p>
          </table:table-cell>
        </table:table-row>
        <table:table-row table:style-name="ro1">
          <table:table-cell/>
          <table:table-cell office:value-type="string" calcext:value-type="string">
            <text:p>Altitude</text:p>
          </table:table-cell>
          <table:table-cell office:value-type="float" office:value="297.5698" calcext:value-type="float">
            <text:p>297.5698</text:p>
          </table:table-cell>
          <table:table-cell office:value-type="float" office:value="9.902568" calcext:value-type="float">
            <text:p>9.902568</text:p>
          </table:table-cell>
        </table:table-row>
        <table:table-row table:style-name="ro1">
          <table:table-cell/>
          <table:table-cell office:value-type="string" calcext:value-type="string">
            <text:p>Precipitation + Altitude</text:p>
          </table:table-cell>
          <table:table-cell office:value-type="float" office:value="289.2409" calcext:value-type="float">
            <text:p>289.2409</text:p>
          </table:table-cell>
          <table:table-cell office:value-type="float" office:value="1.573715" calcext:value-type="float">
            <text:p>1.573715</text:p>
          </table:table-cell>
        </table:table-row>
        <table:table-row table:style-name="ro1">
          <table:table-cell/>
          <table:table-cell office:value-type="string" calcext:value-type="string">
            <text:p>Precipitation * Altitude</text:p>
          </table:table-cell>
          <table:table-cell office:value-type="float" office:value="287.6672" calcext:value-type="float">
            <text:p>287.6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terogeneous sampling effort</text:p>
          </table:table-cell>
          <table:table-cell office:value-type="string" calcext:value-type="string">
            <text:p>Precipitation</text:p>
          </table:table-cell>
          <table:table-cell office:value-type="float" office:value="270.9614" calcext:value-type="float">
            <text:p>270.9614</text:p>
          </table:table-cell>
          <table:table-cell office:value-type="float" office:value="41.838395" calcext:value-type="float">
            <text:p>41.838395</text:p>
          </table:table-cell>
        </table:table-row>
        <table:table-row table:style-name="ro1">
          <table:table-cell/>
          <table:table-cell office:value-type="string" calcext:value-type="string">
            <text:p>Altitude</text:p>
          </table:table-cell>
          <table:table-cell office:value-type="float" office:value="259.2295" calcext:value-type="float">
            <text:p>259.2295</text:p>
          </table:table-cell>
          <table:table-cell office:value-type="float" office:value="30.106486" calcext:value-type="float">
            <text:p>30.106486</text:p>
          </table:table-cell>
        </table:table-row>
        <table:table-row table:style-name="ro1">
          <table:table-cell/>
          <table:table-cell office:value-type="string" calcext:value-type="string">
            <text:p>Precipitation + Altitude</text:p>
          </table:table-cell>
          <table:table-cell office:value-type="float" office:value="229.123" calcext:value-type="float">
            <text:p>229.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cipitation * Altitude</text:p>
          </table:table-cell>
          <table:table-cell office:value-type="float" office:value="230.6742" calcext:value-type="float">
            <text:p>230.6742</text:p>
          </table:table-cell>
          <table:table-cell office:value-type="float" office:value="1.551174" calcext:value-type="float">
            <text:p>1.551174</text:p>
          </table:table-cell>
        </table:table-row>
        <table:table-row table:style-name="ro1">
          <table:table-cell office:value-type="string" calcext:value-type="string">
            <text:p>Missing covariates</text:p>
          </table:table-cell>
          <table:table-cell office:value-type="string" calcext:value-type="string">
            <text:p>Precipitation</text:p>
          </table:table-cell>
          <table:table-cell office:value-type="float" office:value="418.491" calcext:value-type="float">
            <text:p>418.491</text:p>
          </table:table-cell>
          <table:table-cell office:value-type="float" office:value="96.749337" calcext:value-type="float">
            <text:p>96.749337</text:p>
          </table:table-cell>
        </table:table-row>
        <table:table-row table:style-name="ro1">
          <table:table-cell/>
          <table:table-cell office:value-type="string" calcext:value-type="string">
            <text:p>Altitude</text:p>
          </table:table-cell>
          <table:table-cell office:value-type="float" office:value="321.7416" calcext:value-type="float">
            <text:p>321.7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cipitation + Altitude</text:p>
          </table:table-cell>
          <table:table-cell office:value-type="float" office:value="323.4346" calcext:value-type="float">
            <text:p>323.4346</text:p>
          </table:table-cell>
          <table:table-cell office:value-type="float" office:value="1.692943" calcext:value-type="float">
            <text:p>1.692943</text:p>
          </table:table-cell>
        </table:table-row>
        <table:table-row table:style-name="ro1">
          <table:table-cell/>
          <table:table-cell office:value-type="string" calcext:value-type="string">
            <text:p>Precipitation * Altitude</text:p>
          </table:table-cell>
          <table:table-cell office:value-type="float" office:value="325.2363" calcext:value-type="float">
            <text:p>325.2363</text:p>
          </table:table-cell>
          <table:table-cell office:value-type="float" office:value="3.494711" calcext:value-type="float">
            <text:p>3.494711</text:p>
          </table:table-cell>
        </table:table-row>
        <table:table-row table:style-name="ro1">
          <table:table-cell office:value-type="string" calcext:value-type="string">
            <text:p>Disease spreading/Control programme</text:p>
          </table:table-cell>
          <table:table-cell office:value-type="string" calcext:value-type="string">
            <text:p>Precipitation</text:p>
          </table:table-cell>
          <table:table-cell office:value-type="float" office:value="259.9441" calcext:value-type="float">
            <text:p>259.9441</text:p>
          </table:table-cell>
          <table:table-cell office:value-type="float" office:value="62.850166" calcext:value-type="float">
            <text:p>62.850166</text:p>
          </table:table-cell>
        </table:table-row>
        <table:table-row table:style-name="ro1">
          <table:table-cell/>
          <table:table-cell office:value-type="string" calcext:value-type="string">
            <text:p>Altitude</text:p>
          </table:table-cell>
          <table:table-cell office:value-type="float" office:value="197.0939" calcext:value-type="float">
            <text:p>197.0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cipitation + Altitude</text:p>
          </table:table-cell>
          <table:table-cell office:value-type="float" office:value="198.8847" calcext:value-type="float">
            <text:p>198.8847</text:p>
          </table:table-cell>
          <table:table-cell office:value-type="float" office:value="1.790828" calcext:value-type="float">
            <text:p>1.790828</text:p>
          </table:table-cell>
        </table:table-row>
        <table:table-row table:style-name="ro1">
          <table:table-cell/>
          <table:table-cell office:value-type="string" calcext:value-type="string">
            <text:p>Precipitation * Altitude</text:p>
          </table:table-cell>
          <table:table-cell office:value-type="float" office:value="200.5526" calcext:value-type="float">
            <text:p>200.5526</text:p>
          </table:table-cell>
          <table:table-cell office:value-type="float" office:value="3.458685" calcext:value-type="float">
            <text:p>3.458685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3-10-18T12:58:36.772385725</meta:creation-date>
    <dc:date>2013-10-18T13:03:52.851078820</dc:date>
    <dc:creator>Matt </dc:creator>
    <meta:editing-duration>P0D</meta:editing-duration>
    <meta:editing-cycles>1</meta:editing-cycles>
    <meta:document-statistic meta:table-count="1" meta:cell-count="52" meta:object-count="0"/>
    <meta:generator>LibreOffice/4.1.0.4$Linux_x86 LibreOffice_project/410m0$Build-4</meta:generator>
  </office:meta>
</office:document-meta>
</file>